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D00000298B6F8BC80364B4903.png" manifest:media-type="image/png"/>
  <manifest:file-entry manifest:full-path="Pictures/10000201000005770000028DB2F2EF93628493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1bae" officeooo:paragraph-rsid="001c1b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309cm" svg:y="-0.596cm" svg:width="17cm" svg:height="8.952cm" draw:z-index="0"><draw:image xlink:href="Pictures/10000201000005770000028DB2F2EF936284933C.png" xlink:type="simple" xlink:show="embed" xlink:actuate="onLoad" loext:mime-type="image/png"/></draw:frame></text:p>
      <text:p text:style-name="P1"><draw:frame draw:style-name="fr1" draw:name="Image2" text:anchor-type="char" svg:x="0.111cm" svg:y="6.701cm" svg:width="17cm" svg:height="8.952cm" draw:z-index="1"><draw:image xlink:href="Pictures/10000201000004ED00000298B6F8BC80364B490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0T11:57:19.734398123</meta:creation-date>
    <dc:date>2023-10-20T12:50:19.813148703</dc:date>
    <meta:editing-duration>PT42M5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